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E81000055958E1B56B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t ninja scheme</text:p>
      <text:p text:style-name="P1"/>
      <text:list xml:id="list5775195967975963514" text:style-name="L2">
        <text:list-item>
          <text:p text:style-name="P3">Load Screen</text:p>
        </text:list-item>
        <text:list-item>
          <text:p text:style-name="P3">Menu Screen</text:p>
        </text:list-item>
        <text:list-item>
          <text:p text:style-name="P3">Level Screen</text:p>
        </text:list-item>
        <text:list-item>
          <text:p text:style-name="P4"><text:span text:style-name="T1">Game Screen<text:line-break/></text:span></text:p>
        </text:list-item>
      </text:list>
      <text:p text:style-name="P2"><draw:frame draw:style-name="fr1" draw:name="graphics1" text:anchor-type="paragraph" svg:width="17cm" svg:height="11.501cm" draw:z-index="0"><draw:image xlink:href="Pictures/2000000700007E81000055958E1B56B0.svm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Begov</meta:initial-creator>
    <meta:creation-date>2014-04-18T20:52:35.71</meta:creation-date>
    <meta:document-statistic meta:table-count="0" meta:image-count="1" meta:object-count="0" meta:page-count="1" meta:paragraph-count="5" meta:word-count="15" meta:character-count="70"/>
    <dc:date>2014-04-18T21:48:32.31</dc:date>
    <dc:creator>Bogdan Begov</dc:creator>
    <meta:editing-duration>PT56M1S</meta:editing-duration>
    <meta:editing-cycles>1</meta:editing-cycles>
    <meta:generator>OpenOffice/4.0.1$Win32 OpenOffice.org_project/401m5$Build-9714</meta:generator>
  </office:meta>
</office:document-meta>
</file>